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6ee66" officeooo:paragraph-rsid="0016ee66"/>
    </style:style>
    <style:style style:name="P2" style:family="paragraph" style:parent-style-name="Heading_20_2">
      <style:text-properties officeooo:rsid="0016ee66" officeooo:paragraph-rsid="0016ee66"/>
    </style:style>
    <style:style style:name="P3" style:family="paragraph" style:parent-style-name="Heading_20_2">
      <style:text-properties officeooo:paragraph-rsid="0016ee66"/>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8">
      <style:text-properties officeooo:paragraph-rsid="0016ee66"/>
    </style:style>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T1" style:family="text">
      <style:text-properties officeooo:rsid="0016ee6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inUp – Full-Stack Application Planning Document</text:h>
      <text:p text:style-name="Text_20_body"/>
      <text:p text:style-name="P1">Ali Damen, Ilyes Taleb</text:p>
      <text:h text:style-name="P2" text:outline-level="2">English Version: </text:h>
      <text:h text:style-name="P3" text:outline-level="2">1. Project Overview</text:h>
      <text:p text:style-name="Text_20_body"><text:span text:style-name="Strong_20_Emphasis">Project name:</text:span> JoinUp<text:line-break/><text:span text:style-name="Strong_20_Emphasis">Project type:</text:span> Full‑stack application (Web + Mobile)<text:line-break/><text:span text:style-name="Strong_20_Emphasis">Educational context:</text:span> Higher Vocational Training – DAM (Desarrollo de Aplicaciones Multiplataforma)<text:line-break/><text:span text:style-name="Strong_20_Emphasis">Main subjects involved:</text:span> Programación, Acceso a Datos, Sistemas, Proyecto DAM</text:p>
      <text:p text:style-name="Text_20_body">JoinUp is a digital platform designed to allow users to create, discover, and participate in local sports and social events. The application will be available both as a responsive web application and as a mobile application, sharing the same backend and database infrastructure.</text:p>
      <text:p text:style-name="Text_20_body">The project is developed following a real‑world professional architecture, including backend logic, database persistence, authentication, and external service integration.</text:p>
      <text:h text:style-name="Heading_20_2" text:outline-level="2">2. Project Objectives</text:h>
      <text:h text:style-name="Heading_20_3" text:outline-level="3">2.1 General Objective</text:h>
      <text:p text:style-name="Text_20_body">To design and implement a fully functional full‑stack application that demonstrates the integration of frontend interfaces, backend services, database management, and secure authentication mechanisms.</text:p>
      <text:h text:style-name="Heading_20_3" text:outline-level="3">2.2 Specific Objectives</text:h>
      <text:list text:style-name="L1">
        <text:list-item>
          <text:p text:style-name="P4">Develop a responsive web interface for event discovery and management.</text:p>
        </text:list-item>
        <text:list-item>
          <text:p text:style-name="P4">Implement a backend API using Python to manage application logic.</text:p>
        </text:list-item>
        <text:list-item>
          <text:p text:style-name="P4">Use MariaDB as the relational database management system.</text:p>
        </text:list-item>
        <text:list-item>
          <text:p text:style-name="P4">Apply database access techniques learned in the subject <text:span text:style-name="Emphasis">Acceso a Datos</text:span>.</text:p>
        </text:list-item>
        <text:list-item>
          <text:p text:style-name="P4">Implement secure user authentication with email verification.</text:p>
        </text:list-item>
        <text:list-item>
          <text:p text:style-name="P4">Integrate real Google authentication using OAuth 2.0.</text:p>
        </text:list-item>
        <text:list-item>
          <text:p text:style-name="P4">Ensure data persistence, validation, and integrity.</text:p>
        </text:list-item>
        <text:list-item>
          <text:p text:style-name="P4"><text:soft-page-break/>Prepare the application for mobile deployment.</text:p>
        </text:list-item>
      </text:list>
      <text:h text:style-name="Heading_20_2" text:outline-level="2">3. System Architecture</text:h>
      <text:p text:style-name="Text_20_body">The application follows a three‑tier architecture:</text:p>
      <text:h text:style-name="Heading_20_3" text:outline-level="3">3.1 Frontend Layer</text:h>
      <text:list text:style-name="L2">
        <text:list-item>
          <text:p text:style-name="P5">Web application developed with HTML, CSS, and JavaScript.</text:p>
        </text:list-item>
        <text:list-item>
          <text:p text:style-name="P5">Responsive design adaptable to desktop and mobile devices.</text:p>
        </text:list-item>
        <text:list-item>
          <text:p text:style-name="P5">User interface focused on usability and clarity.</text:p>
        </text:list-item>
        <text:list-item>
          <text:p text:style-name="P5">Communication with the backend through REST API requests.</text:p>
        </text:list-item>
      </text:list>
      <text:h text:style-name="Heading_20_3" text:outline-level="3">3.2 Backend Layer</text:h>
      <text:list text:style-name="L3">
        <text:list-item>
          <text:p text:style-name="P6">Developed in Python using a REST‑based framework.</text:p>
        </text:list-item>
        <text:list-item>
          <text:p text:style-name="P6">Responsible for:</text:p>
          <text:list>
            <text:list-item>
              <text:p text:style-name="P6">Business logic</text:p>
            </text:list-item>
            <text:list-item>
              <text:p text:style-name="P6">Authentication and authorization</text:p>
            </text:list-item>
            <text:list-item>
              <text:p text:style-name="P6">Validation of user input</text:p>
            </text:list-item>
            <text:list-item>
              <text:p text:style-name="P6">Email verification processes</text:p>
            </text:list-item>
            <text:list-item>
              <text:p text:style-name="P6">Integration with Google OAuth</text:p>
            </text:list-item>
          </text:list>
        </text:list-item>
        <text:list-item>
          <text:p text:style-name="P6">Acts as an intermediary between frontend and database.</text:p>
        </text:list-item>
      </text:list>
      <text:h text:style-name="Heading_20_3" text:outline-level="3">3.3 Database Layer</text:h>
      <text:list text:style-name="L4">
        <text:list-item>
          <text:p text:style-name="P7">Relational database implemented with MariaDB.</text:p>
        </text:list-item>
        <text:list-item>
          <text:p text:style-name="P7">Managed and visualized using DBeaver.</text:p>
        </text:list-item>
        <text:list-item>
          <text:p text:style-name="P7">Stores all persistent application data.</text:p>
        </text:list-item>
      </text:list>
      <text:h text:style-name="Heading_20_2" text:outline-level="2">4. Technologies Used</text:h>
      <text:h text:style-name="Heading_20_3" text:outline-level="3">4.1 Frontend</text:h>
      <text:list text:style-name="L5">
        <text:list-item>
          <text:p text:style-name="P8">HTML5</text:p>
        </text:list-item>
        <text:list-item>
          <text:p text:style-name="P8">CSS3</text:p>
        </text:list-item>
        <text:list-item>
          <text:p text:style-name="P8">JavaScript (Vanilla)</text:p>
        </text:list-item>
      </text:list>
      <text:h text:style-name="Heading_20_3" text:outline-level="3"><text:soft-page-break/>4.2 Backend</text:h>
      <text:list text:style-name="L6">
        <text:list-item>
          <text:p text:style-name="P9">Python</text:p>
        </text:list-item>
        <text:list-item>
          <text:p text:style-name="P9">REST API architecture</text:p>
        </text:list-item>
        <text:list-item>
          <text:p text:style-name="P9">SMTP for email services</text:p>
        </text:list-item>
        <text:list-item>
          <text:p text:style-name="P9">OAuth 2.0 for Google authentication</text:p>
        </text:list-item>
      </text:list>
      <text:h text:style-name="Heading_20_3" text:outline-level="3">4.3 Database</text:h>
      <text:list text:style-name="L7">
        <text:list-item>
          <text:p text:style-name="P10">MariaDB</text:p>
        </text:list-item>
        <text:list-item>
          <text:p text:style-name="P10">SQL</text:p>
        </text:list-item>
        <text:list-item>
          <text:p text:style-name="P10">DBeaver (database management and ER diagrams)</text:p>
        </text:list-item>
      </text:list>
      <text:h text:style-name="Heading_20_3" text:outline-level="3">4.4 Development Tools</text:h>
      <text:list text:style-name="L8">
        <text:list-item>
          <text:p text:style-name="P11">Visual Studio Code</text:p>
        </text:list-item>
        <text:list-item>
          <text:p text:style-name="P11">DBeaver</text:p>
        </text:list-item>
        <text:list-item>
          <text:p text:style-name="P11">Git (version control)</text:p>
        </text:list-item>
      </text:list>
      <text:h text:style-name="Heading_20_2" text:outline-level="2">5. Database Design</text:h>
      <text:p text:style-name="Text_20_body">The database is designed following normalization principles and relational integrity.</text:p>
      <text:h text:style-name="Heading_20_3" text:outline-level="3">5.1 Main Tables</text:h>
      <text:list text:style-name="L9">
        <text:list-item>
          <text:p text:style-name="P12"><text:span text:style-name="Strong_20_Emphasis">users</text:span></text:p>
          <text:list>
            <text:list-item>
              <text:p text:style-name="P12">id</text:p>
            </text:list-item>
            <text:list-item>
              <text:p text:style-name="P12">name</text:p>
            </text:list-item>
            <text:list-item>
              <text:p text:style-name="P12">email</text:p>
            </text:list-item>
            <text:list-item>
              <text:p text:style-name="P12">password_hash</text:p>
            </text:list-item>
            <text:list-item>
              <text:p text:style-name="P12">is_verified</text:p>
            </text:list-item>
            <text:list-item>
              <text:p text:style-name="P12">created_at</text:p>
            </text:list-item>
          </text:list>
        </text:list-item>
        <text:list-item>
          <text:p text:style-name="P12"><text:span text:style-name="Strong_20_Emphasis">email_verifications</text:span></text:p>
          <text:list>
            <text:list-item>
              <text:p text:style-name="P12">id</text:p>
            </text:list-item>
            <text:list-item>
              <text:p text:style-name="P12">user_id</text:p>
            </text:list-item>
            <text:list-item>
              <text:p text:style-name="P12">verification_code</text:p>
            </text:list-item>
            <text:list-item>
              <text:p text:style-name="P12">expiration_time</text:p>
            </text:list-item>
          </text:list>
        </text:list-item>
        <text:list-item>
          <text:p text:style-name="P12"><text:soft-page-break/><text:span text:style-name="Strong_20_Emphasis">events</text:span></text:p>
          <text:list>
            <text:list-item>
              <text:p text:style-name="P12">id</text:p>
            </text:list-item>
            <text:list-item>
              <text:p text:style-name="P12">title</text:p>
            </text:list-item>
            <text:list-item>
              <text:p text:style-name="P12">description</text:p>
            </text:list-item>
            <text:list-item>
              <text:p text:style-name="P12">sport</text:p>
            </text:list-item>
            <text:list-item>
              <text:p text:style-name="P12">location</text:p>
            </text:list-item>
            <text:list-item>
              <text:p text:style-name="P12">date_time</text:p>
            </text:list-item>
            <text:list-item>
              <text:p text:style-name="P12">max_players</text:p>
            </text:list-item>
            <text:list-item>
              <text:p text:style-name="P12">host_id</text:p>
            </text:list-item>
          </text:list>
        </text:list-item>
        <text:list-item>
          <text:p text:style-name="P12"><text:span text:style-name="Strong_20_Emphasis">event_participants</text:span></text:p>
          <text:list>
            <text:list-item>
              <text:p text:style-name="P12">event_id</text:p>
            </text:list-item>
            <text:list-item>
              <text:p text:style-name="P12">user_id</text:p>
            </text:list-item>
          </text:list>
        </text:list-item>
        <text:list-item>
          <text:p text:style-name="P12"><text:span text:style-name="Strong_20_Emphasis">chat_messages</text:span></text:p>
          <text:list>
            <text:list-item>
              <text:p text:style-name="P12">id</text:p>
            </text:list-item>
            <text:list-item>
              <text:p text:style-name="P12">event_id</text:p>
            </text:list-item>
            <text:list-item>
              <text:p text:style-name="P12">user_id</text:p>
            </text:list-item>
            <text:list-item>
              <text:p text:style-name="P12">message</text:p>
            </text:list-item>
            <text:list-item>
              <text:p text:style-name="P12">timestamp</text:p>
            </text:list-item>
          </text:list>
        </text:list-item>
        <text:list-item>
          <text:p text:style-name="P12"><text:span text:style-name="Strong_20_Emphasis">oauth_accounts</text:span></text:p>
          <text:list>
            <text:list-item>
              <text:p text:style-name="P12">id</text:p>
            </text:list-item>
            <text:list-item>
              <text:p text:style-name="P12">user_id</text:p>
            </text:list-item>
            <text:list-item>
              <text:p text:style-name="P12">provider</text:p>
            </text:list-item>
            <text:list-item>
              <text:p text:style-name="P12">provider_user_id</text:p>
            </text:list-item>
          </text:list>
        </text:list-item>
      </text:list>
      <text:p text:style-name="Text_20_body">This design allows scalability, security, and clear separation of responsibilities.</text:p>
      <text:h text:style-name="Heading_20_2" text:outline-level="2">6. Authentication and Security</text:h>
      <text:h text:style-name="Heading_20_3" text:outline-level="3">6.1 Email Registration and Verification</text:h>
      <text:list text:style-name="L10">
        <text:list-item>
          <text:p text:style-name="P13">Users register using email and password.</text:p>
        </text:list-item>
        <text:list-item>
          <text:p text:style-name="P13">The system generates a one‑time verification code.</text:p>
        </text:list-item>
        <text:list-item>
          <text:p text:style-name="P13">The code is stored in the database with an expiration time.</text:p>
        </text:list-item>
        <text:list-item>
          <text:p text:style-name="P13"><text:soft-page-break/>The user receives the code via email.</text:p>
        </text:list-item>
        <text:list-item>
          <text:p text:style-name="P13">The account is activated only after successful verification.</text:p>
        </text:list-item>
      </text:list>
      <text:h text:style-name="Heading_20_3" text:outline-level="3">6.2 Google Authentication</text:h>
      <text:list text:style-name="L11">
        <text:list-item>
          <text:p text:style-name="P14">Integration with Google OAuth 2.0.</text:p>
        </text:list-item>
        <text:list-item>
          <text:p text:style-name="P14">Users can sign in using their Google account.</text:p>
        </text:list-item>
        <text:list-item>
          <text:p text:style-name="P14">If the user does not exist, an account is created automatically.</text:p>
        </text:list-item>
        <text:list-item>
          <text:p text:style-name="P14">No password is stored for Google‑authenticated users.</text:p>
        </text:list-item>
      </text:list>
      <text:h text:style-name="Heading_20_3" text:outline-level="3">6.3 Session Management</text:h>
      <text:list text:style-name="L12">
        <text:list-item>
          <text:p text:style-name="P15">Authentication tokens are used to maintain user sessions.</text:p>
        </text:list-item>
        <text:list-item>
          <text:p text:style-name="P15">Secure access to protected endpoints is enforced.</text:p>
        </text:list-item>
      </text:list>
      <text:h text:style-name="Heading_20_2" text:outline-level="2">7. Backend and Data Access (Acceso a Datos)</text:h>
      <text:p text:style-name="Text_20_body">The backend applies data access concepts learned in the course:</text:p>
      <text:list text:style-name="L13">
        <text:list-item>
          <text:p text:style-name="P16">Explicit database connection management.</text:p>
        </text:list-item>
        <text:list-item>
          <text:p text:style-name="P16">SQL queries written manually.</text:p>
        </text:list-item>
        <text:list-item>
          <text:p text:style-name="P16">Use of prepared statements to prevent SQL injection.</text:p>
        </text:list-item>
        <text:list-item>
          <text:p text:style-name="P16">Separation of data access logic using DAO (Data Access Object) pattern.</text:p>
        </text:list-item>
        <text:list-item>
          <text:p text:style-name="P16">Transaction handling and error control.</text:p>
        </text:list-item>
      </text:list>
      <text:p text:style-name="Text_20_body">Example modules:</text:p>
      <text:list text:style-name="L14">
        <text:list-item>
          <text:p text:style-name="P17">db_connection.py</text:p>
        </text:list-item>
        <text:list-item>
          <text:p text:style-name="P17">user_dao.py</text:p>
        </text:list-item>
        <text:list-item>
          <text:p text:style-name="P17">event_dao.py</text:p>
        </text:list-item>
        <text:list-item>
          <text:p text:style-name="P17">chat_dao.py</text:p>
        </text:list-item>
      </text:list>
      <text:h text:style-name="Heading_20_2" text:outline-level="2">8. Application Features</text:h>
      <text:h text:style-name="Heading_20_3" text:outline-level="3">8.1 User Features</text:h>
      <text:list text:style-name="L15">
        <text:list-item>
          <text:p text:style-name="P18">User registration and login</text:p>
        </text:list-item>
        <text:list-item>
          <text:p text:style-name="P18">Email verification</text:p>
        </text:list-item>
        <text:list-item>
          <text:p text:style-name="P18">Google login</text:p>
        </text:list-item>
        <text:list-item>
          <text:p text:style-name="P18">Profile editing</text:p>
        </text:list-item>
        <text:list-item>
          <text:p text:style-name="P18"><text:soft-page-break/>Logout</text:p>
        </text:list-item>
      </text:list>
      <text:h text:style-name="Heading_20_3" text:outline-level="3">8.2 Event Features</text:h>
      <text:list text:style-name="L16">
        <text:list-item>
          <text:p text:style-name="P19">Create events</text:p>
        </text:list-item>
        <text:list-item>
          <text:p text:style-name="P19">Browse available events</text:p>
        </text:list-item>
        <text:list-item>
          <text:p text:style-name="P19">Filter events by sport</text:p>
        </text:list-item>
        <text:list-item>
          <text:p text:style-name="P19">Join and leave events</text:p>
        </text:list-item>
        <text:list-item>
          <text:p text:style-name="P19">View participants</text:p>
        </text:list-item>
      </text:list>
      <text:h text:style-name="Heading_20_3" text:outline-level="3">8.3 Communication Features</text:h>
      <text:list text:style-name="L17">
        <text:list-item>
          <text:p text:style-name="P20">Event‑specific chat system</text:p>
        </text:list-item>
        <text:list-item>
          <text:p text:style-name="P20">Message persistence</text:p>
        </text:list-item>
      </text:list>
      <text:h text:style-name="Heading_20_2" text:outline-level="2">9. Web and Mobile Strategy</text:h>
      <text:list text:style-name="L18">
        <text:list-item>
          <text:p text:style-name="P21">The web application serves as the base platform.</text:p>
        </text:list-item>
        <text:list-item>
          <text:p text:style-name="P21">The mobile application uses the same backend and API.</text:p>
        </text:list-item>
        <text:list-item>
          <text:p text:style-name="P21">Shared design language ensures consistency across platforms.</text:p>
        </text:list-item>
        <text:list-item>
          <text:p text:style-name="P22">Architecture allows future expansion without major changes.</text:p>
        </text:list-item>
      </text:list>
      <text:h text:style-name="P3" text:outline-level="2">10. Conclusion</text:h>
      <text:p text:style-name="Text_20_body">JoinUp is a complete full‑stack project that reflects real‑world application development practices. It integrates frontend design, backend programming, database management, authentication systems, and external service integration. The project is aligned with the objectives of the DAM curriculum and demonstrates professional planning, scalability, and technical correctnes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p>
      <text:p text:style-name="Text_20_body">│ <text:s text:c="2"/>Usuario <text:s text:c="9"/>│</text:p>
      <text:p text:style-name="Text_20_body">│ (Web / App móvil) <text:s/>│</text:p>
      <text:p text:style-name="Text_20_body">└─────────┬──────────┘</text:p>
      <text:p text:style-name="Text_20_body"><text:s text:c="10"/>│ HTTP (JSON)</text:p>
      <text:p text:style-name="Text_20_body"><text:s text:c="10"/>▼</text:p>
      <text:p text:style-name="Text_20_body">┌────────────────────┐</text:p>
      <text:p text:style-name="Text_20_body">│ Frontend <text:s text:c="10"/>│</text:p>
      <text:p text:style-name="Text_20_body">│ HTML / CSS / JS <text:s text:c="3"/>│</text:p>
      <text:p text:style-name="Text_20_body">└─────────┬──────────┘</text:p>
      <text:p text:style-name="Text_20_body"><text:s text:c="10"/>│ REST API</text:p>
      <text:p text:style-name="Text_20_body"><text:s text:c="10"/>▼</text:p>
      <text:p text:style-name="Text_20_body">┌────────────────────┐</text:p>
      <text:p text:style-name="Text_20_body">│ Backend (Python) <text:s text:c="2"/>│</text:p>
      <text:p text:style-name="Text_20_body">│ - Autenticación <text:s text:c="2"/>│</text:p>
      <text:p text:style-name="Text_20_body">│ - Lógica negocio <text:s/>│</text:p>
      <text:p text:style-name="Text_20_body">│ - Envío emails <text:s text:c="3"/>│</text:p>
      <text:p text:style-name="Text_20_body">└─────────┬──────────┘</text:p>
      <text:p text:style-name="Text_20_body"><text:s text:c="10"/>│ SQL</text:p>
      <text:p text:style-name="Text_20_body"><text:s text:c="10"/>▼</text:p>
      <text:p text:style-name="Text_20_body">┌────────────────────┐</text:p>
      <text:p text:style-name="Text_20_body">│ MariaDB <text:s text:c="11"/>│</text:p>
      <text:p text:style-name="Text_20_body">│ Base de datos <text:s text:c="5"/>│</text:p>
      <text:p text:style-name="Text_20_body">└────────────────────┘</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 text:outline-level="2"><text:span text:style-name="T1">Español: </text:span></text:h>
      <text:h text:style-name="Heading_20_1" text:outline-level="1">JoinUp – Documento de Planificación y Diseño Técnico</text:h>
      <text:h text:style-name="Heading_20_2" text:outline-level="2">1. Descripción General del Proyecto</text:h>
      <text:p text:style-name="Text_20_body"><text:span text:style-name="Strong_20_Emphasis">Nombre del proyecto:</text:span> JoinUp<text:line-break/><text:span text:style-name="Strong_20_Emphasis">Tipo de proyecto:</text:span> Aplicación full-stack (Web + Móvil)<text:line-break/><text:span text:style-name="Strong_20_Emphasis">Contexto educativo:</text:span> Ciclo Formativo de Grado Superior – DAM (Desarrollo de Aplicaciones <text:soft-page-break/>Multiplataforma)<text:line-break/><text:span text:style-name="Strong_20_Emphasis">Módulos implicados:</text:span> Programación, Acceso a Datos, Sistemas Informáticos, Proyecto DAM</text:p>
      <text:p text:style-name="Text_20_body">JoinUp es una plataforma digital diseñada para permitir a los usuarios crear, descubrir y participar en eventos deportivos y sociales a nivel local. La aplicación estará disponible tanto en formato web como en aplicación móvil, compartiendo la misma infraestructura de backend y base de datos.</text:p>
      <text:p text:style-name="Text_20_body">El proyecto se plantea siguiendo una arquitectura profesional real, incluyendo lógica de servidor, persistencia de datos, autenticación segura e integración con servicios externos.</text:p>
      <text:h text:style-name="Heading_20_2" text:outline-level="2">2. Objetivos del Proyecto</text:h>
      <text:h text:style-name="Heading_20_3" text:outline-level="3">2.1 Objetivo General</text:h>
      <text:p text:style-name="Text_20_body">Diseñar e implementar una aplicación full-stack completamente funcional que demuestre la integración entre interfaces de usuario, servicios backend, gestión de bases de datos y mecanismos de autenticación segura.</text:p>
      <text:h text:style-name="Heading_20_3" text:outline-level="3">2.2 Objetivos Específicos</text:h>
      <text:list text:style-name="L19">
        <text:list-item>
          <text:p text:style-name="P23">Desarrollar una interfaz web responsive para la gestión y descubrimiento de eventos.</text:p>
        </text:list-item>
        <text:list-item>
          <text:p text:style-name="P23">Implementar un backend en Python para la gestión de la lógica de negocio.</text:p>
        </text:list-item>
        <text:list-item>
          <text:p text:style-name="P23">Utilizar MariaDB como sistema gestor de bases de datos relacional.</text:p>
        </text:list-item>
        <text:list-item>
          <text:p text:style-name="P23">Aplicar los conocimientos adquiridos en el módulo de Acceso a Datos.</text:p>
        </text:list-item>
        <text:list-item>
          <text:p text:style-name="P23">Implementar autenticación de usuarios con verificación por correo electrónico.</text:p>
        </text:list-item>
        <text:list-item>
          <text:p text:style-name="P23">Integrar inicio de sesión real mediante Google (OAuth 2.0).</text:p>
        </text:list-item>
        <text:list-item>
          <text:p text:style-name="P23">Garantizar la persistencia, validación e integridad de los datos.</text:p>
        </text:list-item>
        <text:list-item>
          <text:p text:style-name="P23">Preparar la aplicación para su despliegue en dispositivos móviles.</text:p>
        </text:list-item>
      </text:list>
      <text:h text:style-name="Heading_20_2" text:outline-level="2">3. Arquitectura del Sistema</text:h>
      <text:p text:style-name="Text_20_body">La aplicación sigue una arquitectura de tres capas:</text:p>
      <text:h text:style-name="Heading_20_3" text:outline-level="3">3.1 Capa de Presentación (Frontend)</text:h>
      <text:list text:style-name="L20">
        <text:list-item>
          <text:p text:style-name="P24">Aplicación web desarrollada con HTML, CSS y JavaScript.</text:p>
        </text:list-item>
        <text:list-item>
          <text:p text:style-name="P24">Diseño responsive adaptable a escritorio y dispositivos móviles.</text:p>
        </text:list-item>
        <text:list-item>
          <text:p text:style-name="P24">Interfaz de usuario orientada a la usabilidad y claridad.</text:p>
        </text:list-item>
        <text:list-item>
          <text:p text:style-name="P24">Comunicación con el backend mediante peticiones REST (JSON).</text:p>
        </text:list-item>
      </text:list>
      <text:h text:style-name="Heading_20_3" text:outline-level="3"><text:soft-page-break/>3.2 Capa de Lógica de Negocio (Backend)</text:h>
      <text:list text:style-name="L21">
        <text:list-item>
          <text:p text:style-name="P25">Desarrollada en Python mediante una API REST.</text:p>
        </text:list-item>
        <text:list-item>
          <text:p text:style-name="P25">Responsable de:</text:p>
          <text:list>
            <text:list-item>
              <text:p text:style-name="P25">Gestión de la lógica de negocio</text:p>
            </text:list-item>
            <text:list-item>
              <text:p text:style-name="P25">Autenticación y autorización</text:p>
            </text:list-item>
            <text:list-item>
              <text:p text:style-name="P25">Validación de datos</text:p>
            </text:list-item>
            <text:list-item>
              <text:p text:style-name="P25">Proceso de verificación por correo electrónico</text:p>
            </text:list-item>
            <text:list-item>
              <text:p text:style-name="P25">Integración con Google OAuth</text:p>
            </text:list-item>
          </text:list>
        </text:list-item>
        <text:list-item>
          <text:p text:style-name="P25">Actúa como intermediario entre el frontend y la base de datos.</text:p>
        </text:list-item>
      </text:list>
      <text:h text:style-name="Heading_20_3" text:outline-level="3">3.3 Capa de Datos (Base de Datos)</text:h>
      <text:list text:style-name="L22">
        <text:list-item>
          <text:p text:style-name="P26">Base de datos relacional implementada con MariaDB.</text:p>
        </text:list-item>
        <text:list-item>
          <text:p text:style-name="P26">Administrada mediante la herramienta DBeaver.</text:p>
        </text:list-item>
        <text:list-item>
          <text:p text:style-name="P26">Almacena de forma persistente toda la información de la aplicación.</text:p>
        </text:list-item>
      </text:list>
      <text:h text:style-name="Heading_20_2" text:outline-level="2">4. Tecnologías Utilizadas</text:h>
      <text:h text:style-name="Heading_20_3" text:outline-level="3">4.1 Frontend</text:h>
      <text:list text:style-name="L23">
        <text:list-item>
          <text:p text:style-name="P27">HTML5</text:p>
        </text:list-item>
        <text:list-item>
          <text:p text:style-name="P27">CSS3</text:p>
        </text:list-item>
        <text:list-item>
          <text:p text:style-name="P27">JavaScript</text:p>
        </text:list-item>
      </text:list>
      <text:h text:style-name="Heading_20_3" text:outline-level="3">4.2 Backend</text:h>
      <text:list text:style-name="L24">
        <text:list-item>
          <text:p text:style-name="P28">Python</text:p>
        </text:list-item>
        <text:list-item>
          <text:p text:style-name="P28">Arquitectura REST</text:p>
        </text:list-item>
        <text:list-item>
          <text:p text:style-name="P28">Servicio SMTP para envío de correos electrónicos</text:p>
        </text:list-item>
        <text:list-item>
          <text:p text:style-name="P28">OAuth 2.0 para autenticación con Google</text:p>
        </text:list-item>
      </text:list>
      <text:h text:style-name="Heading_20_3" text:outline-level="3">4.3 Base de Datos</text:h>
      <text:list text:style-name="L25">
        <text:list-item>
          <text:p text:style-name="P29">MariaDB</text:p>
        </text:list-item>
        <text:list-item>
          <text:p text:style-name="P29">SQL</text:p>
        </text:list-item>
        <text:list-item>
          <text:p text:style-name="P29">DBeaver (gestión y diagramas entidad-relación)</text:p>
        </text:list-item>
      </text:list>
      <text:h text:style-name="Heading_20_3" text:outline-level="3"><text:soft-page-break/>4.4 Herramientas de Desarrollo</text:h>
      <text:list text:style-name="L26">
        <text:list-item>
          <text:p text:style-name="P30">Visual Studio Code</text:p>
        </text:list-item>
        <text:list-item>
          <text:p text:style-name="P30">DBeaver</text:p>
        </text:list-item>
        <text:list-item>
          <text:p text:style-name="P30">Git (control de versiones)</text:p>
        </text:list-item>
      </text:list>
      <text:h text:style-name="Heading_20_2" text:outline-level="2">5. Diseño de la Base de Datos</text:h>
      <text:p text:style-name="Text_20_body">La base de datos se diseña siguiendo principios de normalización y asegurando la integridad referencial.</text:p>
      <text:h text:style-name="Heading_20_3" text:outline-level="3">5.1 Tablas Principales</text:h>
      <text:list text:style-name="L27">
        <text:list-item>
          <text:p text:style-name="P31"><text:span text:style-name="Strong_20_Emphasis">users</text:span></text:p>
          <text:list>
            <text:list-item>
              <text:p text:style-name="P31">id</text:p>
            </text:list-item>
            <text:list-item>
              <text:p text:style-name="P31">nombre</text:p>
            </text:list-item>
            <text:list-item>
              <text:p text:style-name="P31">email</text:p>
            </text:list-item>
            <text:list-item>
              <text:p text:style-name="P31">password_hash</text:p>
            </text:list-item>
            <text:list-item>
              <text:p text:style-name="P31">verificado</text:p>
            </text:list-item>
            <text:list-item>
              <text:p text:style-name="P31">fecha_creacion</text:p>
            </text:list-item>
          </text:list>
        </text:list-item>
        <text:list-item>
          <text:p text:style-name="P31"><text:span text:style-name="Strong_20_Emphasis">email_verifications</text:span></text:p>
          <text:list>
            <text:list-item>
              <text:p text:style-name="P31">id</text:p>
            </text:list-item>
            <text:list-item>
              <text:p text:style-name="P31">user_id</text:p>
            </text:list-item>
            <text:list-item>
              <text:p text:style-name="P31">codigo_verificacion</text:p>
            </text:list-item>
            <text:list-item>
              <text:p text:style-name="P31">fecha_expiracion</text:p>
            </text:list-item>
          </text:list>
        </text:list-item>
        <text:list-item>
          <text:p text:style-name="P31"><text:span text:style-name="Strong_20_Emphasis">events</text:span></text:p>
          <text:list>
            <text:list-item>
              <text:p text:style-name="P31">id</text:p>
            </text:list-item>
            <text:list-item>
              <text:p text:style-name="P31">titulo</text:p>
            </text:list-item>
            <text:list-item>
              <text:p text:style-name="P31">descripcion</text:p>
            </text:list-item>
            <text:list-item>
              <text:p text:style-name="P31">deporte</text:p>
            </text:list-item>
            <text:list-item>
              <text:p text:style-name="P31">ubicacion</text:p>
            </text:list-item>
            <text:list-item>
              <text:p text:style-name="P31">fecha_hora</text:p>
            </text:list-item>
            <text:list-item>
              <text:p text:style-name="P31">max_jugadores</text:p>
            </text:list-item>
            <text:list-item>
              <text:p text:style-name="P31">host_id</text:p>
            </text:list-item>
          </text:list>
        </text:list-item>
        <text:list-item>
          <text:p text:style-name="P31"><text:soft-page-break/><text:span text:style-name="Strong_20_Emphasis">event_participants</text:span></text:p>
          <text:list>
            <text:list-item>
              <text:p text:style-name="P31">event_id</text:p>
            </text:list-item>
            <text:list-item>
              <text:p text:style-name="P31">user_id</text:p>
            </text:list-item>
          </text:list>
        </text:list-item>
        <text:list-item>
          <text:p text:style-name="P31"><text:span text:style-name="Strong_20_Emphasis">chat_messages</text:span></text:p>
          <text:list>
            <text:list-item>
              <text:p text:style-name="P31">id</text:p>
            </text:list-item>
            <text:list-item>
              <text:p text:style-name="P31">event_id</text:p>
            </text:list-item>
            <text:list-item>
              <text:p text:style-name="P31">user_id</text:p>
            </text:list-item>
            <text:list-item>
              <text:p text:style-name="P31">mensaje</text:p>
            </text:list-item>
            <text:list-item>
              <text:p text:style-name="P31">fecha_hora</text:p>
            </text:list-item>
          </text:list>
        </text:list-item>
        <text:list-item>
          <text:p text:style-name="P31"><text:span text:style-name="Strong_20_Emphasis">oauth_accounts</text:span></text:p>
          <text:list>
            <text:list-item>
              <text:p text:style-name="P31">id</text:p>
            </text:list-item>
            <text:list-item>
              <text:p text:style-name="P31">user_id</text:p>
            </text:list-item>
            <text:list-item>
              <text:p text:style-name="P31">proveedor</text:p>
            </text:list-item>
            <text:list-item>
              <text:p text:style-name="P31">proveedor_user_id</text:p>
            </text:list-item>
          </text:list>
        </text:list-item>
      </text:list>
      <text:p text:style-name="Text_20_body">Este diseño permite escalabilidad, seguridad y una clara separación de responsabilidades.</text:p>
      <text:h text:style-name="Heading_20_2" text:outline-level="2">6. Autenticación y Seguridad</text:h>
      <text:h text:style-name="Heading_20_3" text:outline-level="3">6.1 Registro y Verificación por Correo Electrónico</text:h>
      <text:list text:style-name="L28">
        <text:list-item>
          <text:p text:style-name="P32">El usuario se registra mediante correo electrónico y contraseña.</text:p>
        </text:list-item>
        <text:list-item>
          <text:p text:style-name="P32">El sistema genera un código de verificación de un solo uso.</text:p>
        </text:list-item>
        <text:list-item>
          <text:p text:style-name="P32">El código se almacena en la base de datos con un tiempo de expiración.</text:p>
        </text:list-item>
        <text:list-item>
          <text:p text:style-name="P32">El usuario recibe el código por correo electrónico.</text:p>
        </text:list-item>
        <text:list-item>
          <text:p text:style-name="P32">La cuenta se activa únicamente tras la verificación correcta.</text:p>
        </text:list-item>
      </text:list>
      <text:h text:style-name="Heading_20_3" text:outline-level="3">6.2 Autenticación con Google</text:h>
      <text:list text:style-name="L29">
        <text:list-item>
          <text:p text:style-name="P33">Integración mediante Google OAuth 2.0.</text:p>
        </text:list-item>
        <text:list-item>
          <text:p text:style-name="P33">El usuario puede iniciar sesión con su cuenta de Google.</text:p>
        </text:list-item>
        <text:list-item>
          <text:p text:style-name="P33">Si el usuario no existe, se crea automáticamente.</text:p>
        </text:list-item>
        <text:list-item>
          <text:p text:style-name="P33">No se almacena contraseña para cuentas autenticadas con Google.</text:p>
        </text:list-item>
      </text:list>
      <text:h text:style-name="Heading_20_3" text:outline-level="3"><text:soft-page-break/>6.3 Gestión de Sesiones</text:h>
      <text:list text:style-name="L30">
        <text:list-item>
          <text:p text:style-name="P34">Uso de tokens de autenticación para mantener la sesión del usuario.</text:p>
        </text:list-item>
        <text:list-item>
          <text:p text:style-name="P34">Acceso restringido a los recursos protegidos de la aplicación.</text:p>
        </text:list-item>
      </text:list>
      <text:h text:style-name="Heading_20_2" text:outline-level="2">7. Backend y Acceso a Datos</text:h>
      <text:p text:style-name="Text_20_body">El backend aplica los conceptos trabajados en el módulo de Acceso a Datos:</text:p>
      <text:list text:style-name="L31">
        <text:list-item>
          <text:p text:style-name="P35">Gestión explícita de conexiones a la base de datos.</text:p>
        </text:list-item>
        <text:list-item>
          <text:p text:style-name="P35">Consultas SQL escritas manualmente.</text:p>
        </text:list-item>
        <text:list-item>
          <text:p text:style-name="P35">Uso de sentencias preparadas para evitar inyecciones SQL.</text:p>
        </text:list-item>
        <text:list-item>
          <text:p text:style-name="P35">Separación de la lógica de acceso a datos mediante el patrón DAO.</text:p>
        </text:list-item>
        <text:list-item>
          <text:p text:style-name="P35">Control de transacciones y manejo de errores.</text:p>
        </text:list-item>
      </text:list>
      <text:p text:style-name="Text_20_body">Ejemplo de módulos:</text:p>
      <text:list text:style-name="L32">
        <text:list-item>
          <text:p text:style-name="P36">db_connection.py</text:p>
        </text:list-item>
        <text:list-item>
          <text:p text:style-name="P36">user_dao.py</text:p>
        </text:list-item>
        <text:list-item>
          <text:p text:style-name="P36">event_dao.py</text:p>
        </text:list-item>
        <text:list-item>
          <text:p text:style-name="P36">chat_dao.py</text:p>
        </text:list-item>
      </text:list>
      <text:h text:style-name="Heading_20_2" text:outline-level="2">8. Funcionalidades de la Aplicación</text:h>
      <text:h text:style-name="Heading_20_3" text:outline-level="3">8.1 Funcionalidades de Usuario</text:h>
      <text:list text:style-name="L33">
        <text:list-item>
          <text:p text:style-name="P37">Registro e inicio de sesión</text:p>
        </text:list-item>
        <text:list-item>
          <text:p text:style-name="P37">Verificación por correo electrónico</text:p>
        </text:list-item>
        <text:list-item>
          <text:p text:style-name="P37">Inicio de sesión con Google</text:p>
        </text:list-item>
        <text:list-item>
          <text:p text:style-name="P37">Edición de perfil</text:p>
        </text:list-item>
        <text:list-item>
          <text:p text:style-name="P37">Cierre de sesión</text:p>
        </text:list-item>
      </text:list>
      <text:h text:style-name="Heading_20_3" text:outline-level="3">8.2 Funcionalidades de Eventos</text:h>
      <text:list text:style-name="L34">
        <text:list-item>
          <text:p text:style-name="P38">Creación de eventos</text:p>
        </text:list-item>
        <text:list-item>
          <text:p text:style-name="P38">Visualización de eventos disponibles</text:p>
        </text:list-item>
        <text:list-item>
          <text:p text:style-name="P38">Filtrado por tipo de deporte</text:p>
        </text:list-item>
        <text:list-item>
          <text:p text:style-name="P38">Unirse y salir de eventos</text:p>
        </text:list-item>
        <text:list-item>
          <text:p text:style-name="P38">Visualización de participantes</text:p>
        </text:list-item>
      </text:list>
      <text:h text:style-name="Heading_20_3" text:outline-level="3"><text:soft-page-break/>8.3 Funcionalidades de Comunicación</text:h>
      <text:list text:style-name="L35">
        <text:list-item>
          <text:p text:style-name="P39">Sistema de chat asociado a cada evento</text:p>
        </text:list-item>
        <text:list-item>
          <text:p text:style-name="P39">Persistencia de mensajes</text:p>
        </text:list-item>
      </text:list>
      <text:h text:style-name="Heading_20_2" text:outline-level="2">9. Estrategia Web y Móvil</text:h>
      <text:list text:style-name="L36">
        <text:list-item>
          <text:p text:style-name="P40">La aplicación web actúa como plataforma base.</text:p>
        </text:list-item>
        <text:list-item>
          <text:p text:style-name="P40">La aplicación móvil utiliza el mismo backend y API.</text:p>
        </text:list-item>
        <text:list-item>
          <text:p text:style-name="P40">Diseño visual coherente entre ambas plataformas.</text:p>
        </text:list-item>
        <text:list-item>
          <text:p text:style-name="P40">Arquitectura preparada para futuras ampliaciones.</text:p>
        </text:list-item>
      </text:list>
      <text:h text:style-name="Heading_20_2" text:outline-level="2">10. Conclusión</text:h>
      <text:p text:style-name="Text_20_body">JoinUp es un proyecto full-stack completo que refleja prácticas reales de desarrollo de aplicaciones. Integra diseño de interfaces, programación backend, gestión de bases de datos, sistemas de autenticación y servicios externos. El proyecto está alineado con los objetivos del ciclo DAM y demuestra una planificación profesional, escalabilidad y corrección técnica.</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5T17:15:04.293232400</meta:creation-date>
    <meta:print-date>2025-12-15T17:20:56.364063400</meta:print-date>
    <meta:printed-by>PDF files</meta:printed-by>
    <dc:date>2025-12-15T17:30:17.571218100</dc:date>
    <meta:editing-duration>PT4M9S</meta:editing-duration>
    <meta:editing-cycles>1</meta:editing-cycles>
    <meta:document-statistic meta:table-count="0" meta:image-count="0" meta:object-count="0" meta:page-count="14" meta:paragraph-count="315" meta:word-count="1788" meta:character-count="11423" meta:non-whitespace-character-count="10049"/>
    <meta:generator>LibreOffice/25.8.3.2$Windows_X86_64 LibreOffice_project/8ca8d55c161d602844f5428fa4b58097424e324e</meta:generator>
  </office:meta>
</office:document-meta>
</file>